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3"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color="#000000" style:font-name="Times New Roman" fo:font-size="12pt" style:font-name-asian="BNKFGP+TimesNewRoman" style:font-size-asian="12pt" style:font-name-complex="BNKFGP+TimesNewRoman" style:font-size-complex="12pt"/>
    </style:style>
    <style:style style:name="P15" style:family="paragraph" style:parent-style-name="Standard">
      <style:text-properties fo:color="#000000" style:font-name="Times New Roman" fo:font-size="16pt" style:font-name-asian="BNKFGP+TimesNewRoman" style:font-size-asian="16pt" style:font-name-complex="BNKFGP+TimesNewRoman" style:font-size-complex="16pt"/>
    </style:style>
    <style:style style:name="P16" style:family="paragraph" style:parent-style-name="Standard" style:list-style-name="L5">
      <style:text-properties fo:color="#000000" style:font-name="Times New Roman" fo:font-size="12pt" style:font-name-asian="BNKFGP+TimesNewRoman" style:font-size-asian="12pt" style:font-name-complex="BNKFGP+TimesNewRoman" style:font-size-complex="12pt"/>
    </style:style>
    <style:style style:name="P17" style:family="paragraph" style:parent-style-name="Standard" style:list-style-name="L6">
      <style:text-properties fo:color="#000000" style:font-name="Times New Roman" fo:font-size="12pt" style:font-name-asian="BNKFGP+TimesNewRoman" style:font-size-asian="12pt" style:font-name-complex="BNKFGP+TimesNewRoman" style:font-size-complex="12pt"/>
    </style:style>
    <style:style style:name="P18" style:family="paragraph" style:parent-style-name="Standard" style:list-style-name="L7">
      <style:text-properties fo:color="#000000" style:font-name="Times New Roman" fo:font-size="12pt" style:font-name-asian="BNKFGP+TimesNewRoman" style:font-size-asian="12pt" style:font-name-complex="BNKFGP+TimesNewRoman" style:font-size-complex="12pt"/>
    </style:style>
    <style:style style:name="P19" style:family="paragraph" style:parent-style-name="Standard" style:list-style-name="L8">
      <style:text-properties fo:color="#000000" style:font-name="Times New Roman" fo:font-size="12pt" style:font-name-asian="BNKFGP+TimesNewRoman" style:font-size-asian="12pt" style:font-name-complex="BNKFGP+TimesNewRoman" style:font-size-complex="12pt"/>
    </style:style>
    <style:style style:name="P20" style:family="paragraph" style:parent-style-name="Text_20_body" style:list-style-name="L9"/>
    <style:style style:name="P21" style:family="paragraph" style:parent-style-name="Standard" style:list-style-name="L9"/>
    <style:style style:name="P22" style:family="paragraph" style:parent-style-name="Standard" style:list-style-name="L10">
      <style:text-properties fo:color="#000000" style:font-name="Times New Roman" fo:font-size="12pt" style:font-name-asian="BNKFGP+TimesNewRoman" style:font-size-asian="12pt" style:font-name-complex="BNKFGP+TimesNewRoman" style:font-size-complex="12pt"/>
    </style:style>
    <style:style style:name="P23" style:family="paragraph" style:parent-style-name="Standard" style:list-style-name="L11">
      <style:text-properties fo:color="#000000" style:font-name="Times New Roman" fo:font-size="12pt" style:font-name-asian="BNKFGP+TimesNewRoman" style:font-size-asian="12pt" style:font-name-complex="BNKFGP+TimesNewRoman" style:font-size-complex="12pt"/>
    </style:style>
    <style:style style:name="P24" style:family="paragraph" style:parent-style-name="Standard" style:list-style-name="L12">
      <style:text-properties fo:color="#000000" style:font-name="Times New Roman" fo:font-size="12pt" style:font-name-asian="BNKFGP+TimesNewRoman" style:font-size-asian="12pt" style:font-name-complex="BNKFGP+TimesNewRoman" style:font-size-complex="12pt"/>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Standard">
      <style:text-properties fo:color="#000000" style:font-name="Times New Roman" fo:font-size="12pt" style:text-underline-style="none" style:font-name-asian="BNKFGP+TimesNewRoman" style:font-size-asian="12pt" style:font-name-complex="BNKFGP+TimesNewRoman" style:font-size-complex="12pt"/>
    </style:style>
    <style:style style:name="P28" style:family="paragraph" style:parent-style-name="Heading_20_3" style:list-style-name="L13"/>
    <style:style style:name="P29" style:family="paragraph" style:parent-style-name="Text_20_body">
      <style:text-properties fo:color="#000000" style:font-name="Times New Roman" fo:font-size="12pt" fo:font-style="italic" style:font-name-asian="BNKFGP+TimesNewRoman" style:font-size-asian="12pt" style:font-style-asian="italic" style:font-name-complex="BNKFGP+TimesNewRoman" style:font-size-complex="12pt" style:font-style-complex="italic"/>
    </style:style>
    <style:style style:name="P30" style:family="paragraph" style:parent-style-name="Standard">
      <style:text-properties fo:color="#000000" style:font-name="Times New Roman" fo:font-size="12pt" fo:font-style="italic" style:font-name-asian="BNKFGP+TimesNewRoman" style:font-size-asian="12pt" style:font-style-asian="italic" style:font-name-complex="BNKFGP+TimesNewRoman" style:font-size-complex="12pt" style:font-style-complex="italic"/>
    </style:style>
    <style:style style:name="P31" style:family="paragraph" style:parent-style-name="Standard">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32" style:family="paragraph" style:parent-style-name="Standard" style:list-style-name="L14">
      <style:text-properties fo:color="#000000" style:font-name="Times New Roman" fo:font-size="12pt" style:font-name-asian="BNKFGP+TimesNewRoman" style:font-size-asian="12pt" style:font-name-complex="BNKFGP+TimesNewRoman" style:font-size-complex="12pt"/>
    </style:style>
    <style:style style:name="P33" style:family="paragraph" style:parent-style-name="Standard" style:list-style-name="L15">
      <style:text-properties fo:color="#000000" style:font-name="Times New Roman" fo:font-size="12pt" style:font-name-asian="BNKFGP+TimesNewRoman" style:font-size-asian="12pt" style:font-name-complex="BNKFGP+TimesNewRoman" style:font-size-complex="12pt"/>
    </style:style>
    <style:style style:name="P34" style:family="paragraph" style:parent-style-name="Standard" style:list-style-name="L16">
      <style:text-properties fo:color="#000000" style:font-name="Times New Roman" fo:font-size="12pt" style:font-name-asian="BNKFGP+TimesNewRoman" style:font-size-asian="12pt" style:font-name-complex="BNKFGP+TimesNewRoman" style:font-size-complex="12pt"/>
    </style:style>
    <style:style style:name="P35" style:family="paragraph" style:parent-style-name="Standard" style:list-style-name="L17">
      <style:text-properties fo:color="#000000" style:font-name="Times New Roman" fo:font-size="12pt" style:font-name-asian="BNKFGP+TimesNewRoman" style:font-size-asian="12pt" style:font-name-complex="BNKFGP+TimesNewRoman" style:font-size-complex="12pt"/>
    </style:style>
    <style:style style:name="P36" style:family="paragraph" style:parent-style-name="Heading_20_3" style:list-style-name="L18">
      <style:text-properties fo:color="#000000" style:font-name="Times New Roman" fo:font-size="12pt" style:font-name-asian="BNKFGP+TimesNewRoman" style:font-size-asian="12pt" style:font-name-complex="BNKFGP+TimesNewRoman" style:font-size-complex="12pt"/>
    </style:style>
    <style:style style:name="P37" style:family="paragraph" style:parent-style-name="Preformatted_20_Text">
      <style:text-properties fo:color="#000000" style:font-name="Times New Roman" fo:font-size="12pt" fo:font-style="italic" style:font-name-asian="BNKFGP+TimesNewRoman" style:font-size-asian="12pt" style:font-style-asian="italic" style:font-name-complex="BNKFGP+TimesNewRoman" style:font-size-complex="12pt" style:font-style-complex="italic"/>
    </style:style>
    <style:style style:name="P38" style:family="paragraph" style:parent-style-name="Text_20_body">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39" style:family="paragraph" style:parent-style-name="Text_20_body" style:list-style-name="L18">
      <style:text-properties fo:color="#000000" style:font-name="Times New Roman" fo:font-size="12pt" style:font-name-asian="BNKFGP+TimesNewRoman" style:font-size-asian="12pt" style:font-name-complex="BNKFGP+TimesNewRoman" style:font-size-complex="12pt"/>
    </style:style>
    <style:style style:name="P40" style:family="paragraph" style:parent-style-name="Text_20_body" style:list-style-name="L19"/>
    <style:style style:name="P41" style:family="paragraph" style:parent-style-name="Text_20_body" style:list-style-name="L19">
      <style:paragraph-properties fo:margin-top="0cm" fo:margin-bottom="0.499cm"/>
    </style:style>
    <style:style style:name="P42" style:family="paragraph" style:parent-style-name="Heading_20_3" style:list-style-name="L20"/>
    <style:style style:name="P43" style:family="paragraph" style:parent-style-name="Standard" style:list-style-name="L21">
      <style:text-properties style:font-name="Times New Roman" fo:font-size="12pt" style:font-size-asian="12pt" style:font-size-complex="12pt"/>
    </style:style>
    <style:style style:name="P44" style:family="paragraph" style:parent-style-name="Normal" style:list-style-name="L21">
      <style:text-properties fo:color="#000000" style:font-name="Times New Roman" fo:font-size="12pt" style:font-name-asian="BNKFGP+TimesNewRoman" style:font-size-asian="12pt" style:font-name-complex="BNKFGP+TimesNewRoman" style:font-size-complex="12pt"/>
    </style:style>
    <style:style style:name="P45" style:family="paragraph" style:parent-style-name="Text_20_body" style:list-style-name="L22">
      <style:paragraph-properties fo:margin-top="0cm" fo:margin-bottom="0cm"/>
    </style:style>
    <style:style style:name="P46" style:family="paragraph" style:parent-style-name="Text_20_body" style:list-style-name="L22"/>
    <style:style style:name="P47" style:family="paragraph" style:parent-style-name="Text_20_body" style:list-style-name="L23">
      <style:paragraph-properties fo:margin-top="0cm" fo:margin-bottom="0cm"/>
      <style:text-properties fo:color="#000000" style:font-name="Times New Roman" fo:font-size="12pt" style:font-name-asian="BNKFGP+TimesNewRoman" style:font-size-asian="12pt" style:font-name-complex="BNKFGP+TimesNewRoman" style:font-size-complex="12pt"/>
    </style:style>
    <style:style style:name="P48" style:family="paragraph" style:parent-style-name="Text_20_body" style:list-style-name="L24">
      <style:paragraph-properties fo:margin-top="0cm" fo:margin-bottom="0cm"/>
    </style:style>
    <style:style style:name="P49" style:family="paragraph" style:parent-style-name="Text_20_body" style:list-style-name="L24"/>
    <style:style style:name="P50" style:family="paragraph" style:parent-style-name="Standard">
      <style:text-properties fo:font-weight="normal" style:font-weight-asian="normal" style:font-weight-complex="normal"/>
    </style:style>
    <style:style style:name="P51" style:family="paragraph" style:parent-style-name="Heading_20_1">
      <style:text-properties fo:color="#000000" style:font-name="Times New Roman" fo:font-size="12pt" style:font-name-asian="BNKFGP+TimesNewRoman" style:font-size-asian="12pt" style:font-name-complex="BNKFGP+TimesNewRoman"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font-name-asian="BNKFGP+TimesNewRoman" style:font-name-complex="BNKFGP+TimesNewRoman"/>
    </style:style>
    <style:style style:name="T4" style:family="text">
      <style:text-properties fo:color="#000000" style:font-name-asian="BNKJDM+TimesNewRoman,Italic" style:font-name-complex="BNKJDM+TimesNewRoman,Italic"/>
    </style:style>
    <style:style style:name="T5" style:family="text">
      <style:text-properties style:font-name-asian="BNKJDM+TimesNewRoman,Italic" style:font-name-complex="BNKJDM+TimesNewRoman,Italic"/>
    </style:style>
    <style:style style:name="T6" style:family="text">
      <style:text-properties fo:color="#000000" style:font-name="Times New Roman" fo:font-size="12pt" style:font-name-asian="BNKFGP+TimesNewRoman" style:font-size-asian="12pt" style:font-name-complex="BNKFGP+TimesNewRoman" style:font-size-complex="12pt"/>
    </style:style>
    <style:style style:name="T7" style:family="text">
      <style:text-properties fo:color="#000080" style:font-name="Times New Roman" fo:font-size="12pt" style:font-name-asian="BNKFGP+TimesNewRoman" style:font-size-asian="12pt" style:font-name-complex="BNKFGP+TimesNewRoman"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omain</text:span> : Présentation d'un réseau ad hoc et des protocoles en général</text:p>
      <text:p text:style-name="P1">Anthony<text:span text:style-name="T2"> : Rappel du sujet</text:span></text:p>
      <text:p text:style-name="P2">Laurent <text:span text:style-name="T2">: mise en forme</text:span></text:p>
      <text:p text:style-name="P3"/>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Sujet<text:tab/>3</text:p>
          <text:p text:style-name="P6">But du sujet<text:tab/>3</text:p>
          <text:p text:style-name="P6">Evaluation<text:tab/>3</text:p>
          <text:p text:style-name="P6">Liens<text:tab/>3</text:p>
          <text:p text:style-name="P5">Présentation<text:tab/>3</text:p>
          <text:p text:style-name="P6">Déroulement<text:tab/>3</text:p>
          <text:p text:style-name="P6">Matériel<text:tab/>3</text:p>
          <text:p text:style-name="P5">Répartition des tâches<text:tab/>3</text:p>
          <text:p text:style-name="P5">Plan<text:tab/>4</text:p>
          <text:p text:style-name="P6">Introduction<text:tab/>4</text:p>
          <text:p text:style-name="P7">L'environnement mobile<text:tab/>4</text:p>
          <text:p text:style-name="P7">Les réseaux ad hoc<text:tab/>4</text:p>
          <text:p text:style-name="P8">Définition 1<text:tab/>4</text:p>
          <text:p text:style-name="P8">Définition 2<text:tab/>4</text:p>
          <text:p text:style-name="P8">Applications<text:tab/>4</text:p>
          <text:p text:style-name="P8">2 types de réseaux<text:tab/>4</text:p>
          <text:p text:style-name="P8">principes<text:tab/>4</text:p>
          <text:p text:style-name="P8">problèmes / handicaps<text:tab/>5</text:p>
          <text:p text:style-name="P7">Le routage ad hoc<text:tab/>5</text:p>
          <text:p text:style-name="P8">Fonctions recherchées<text:tab/>5</text:p>
          <text:p text:style-name="P8">2 principaux types de routage<text:tab/>5</text:p>
          <text:p text:style-name="P8">3 catégories de routage<text:tab/>5</text:p>
          <text:p text:style-name="P8">Performance<text:tab/>5</text:p>
          <text:p text:style-name="P7">Les catégories de routage ad hoc<text:tab/>5</text:p>
          <text:p text:style-name="P6">Les protocoles pro-actif<text:tab/>5</text:p>
          <text:p text:style-name="P7">DSDV (Destination-Sequenced Distance-Vecor Routing)<text:tab/>5</text:p>
          <text:p text:style-name="P7">OLSR (Optimized Link State Routing Protocol)<text:tab/>6</text:p>
          <text:p text:style-name="P6">Les protocoles réactifs<text:tab/>6</text:p>
          <text:p text:style-name="P7">DSR (Dynamic Source Routing)<text:tab/>6</text:p>
          <text:p text:style-name="P7">AODV (Ad-hoc On Demand Distance Vector)<text:tab/>7</text:p>
          <text:p text:style-name="P6">Comparatifs<text:tab/>8</text:p>
          <text:p text:style-name="P5">Références<text:tab/>8</text:p>
          <text:p text:style-name="P6">AdHoc_Presentation.pdf<text:tab/>8</text:p>
          <text:p text:style-name="P6">ReseauxAdhoc.pdf<text:tab/>8</text:p>
        </text:index-body>
      </text:table-of-content>
      <text:p text:style-name="Text_20_body"/>
      <text:h text:style-name="P9" text:outline-level="1">Sujet</text:h>
      <text:h text:style-name="Heading_20_2" text:outline-level="2">But du sujet</text:h>
      <text:p text:style-name="P3">- Situer la technologie étudiée dans son contexte avec ses objectifs</text:p>
      <text:p text:style-name="P3">- Présenter les solutions techniques qu'elle met en oeuvre</text:p>
      <text:p text:style-name="P3">- Discuter ses avantages / inconvénients et concurrents éventuels</text:p>
      <text:h text:style-name="Heading_20_2" text:outline-level="2">Evaluation</text:h>
      <text:p text:style-name="P3">- Contenu technique (et sa compréhension des orateurs)</text:p>
      <text:p text:style-name="P3">- Compréhension par les orateurs (pédagogie / qualité de présentation, tant oral qu'écrit)</text:p>
      <text:h text:style-name="Heading_20_2" text:outline-level="2">Liens</text:h>
      <text:p text:style-name="P3">- Implémentations existantes d'AODV : http://www.comnets.uni-bremen.de/~koo/manet-impl.html</text:p>
      <text:p text:style-name="P3">- Implémentations existantes de OLSR : http://www.comnets.uni-bremen.de/~koo/OLSR.html</text:p>
      <text:p text:style-name="P3">- Implémentations existantes de DSR : http://www.comnets.uni-bremen.de/~koo/DSR.html</text:p>
      <text:p text:style-name="P3">- Implémentations existantes de TBRPF : http://www.comnets.uni-bremen.de/~koo/TBRPF.html</text:p>
      <text:p text:style-name="P3">- OLSR/Windows (paris sans fil) : http://www.paris-sansfil.fr/OLSR/Windows</text:p>
      <text:p text:style-name="P3">- AODV (réseau citoyen, bruxelle) : <text:a xlink:type="simple" xlink:href="http://www.reseaucitoyen.be/wiki/index.php/AODV">http://www.reseaucitoyen.be/wiki/index.php/AODV</text:a></text:p>
      <text:p text:style-name="P3">- AODV (windows) : http://moment.cs.ucsb.edu/AODV/aodv-windows.html</text:p>
      <text:p text:style-name="P3">- OLSR (paris sans fil) : http://www.paris-sansfil.fr/OLSR</text:p>
      <text:h text:style-name="Heading_20_1" text:outline-level="1">Présentation</text:h>
      <text:h text:style-name="Heading_20_2" text:outline-level="2">Déroulement</text:h>
      <text:p text:style-name="Text_20_body">On suit le chapitre Résumé.</text:p>
      <text:h text:style-name="Heading_20_2" text:outline-level="2">Matériel</text:h>
      <text:p text:style-name="Text_20_body">4 PCs au minimum, 5 ce serait sexuel !!</text:p>
      <text:h text:style-name="Heading_20_1" text:outline-level="1">Répartition des tâches</text:h>
      <text:p text:style-name="Text_20_body">A FAIRE</text:p>
      <text:p text:style-name="Standard">Vendredi : </text:p>
      <text:p text:style-name="Standard">Romain et Laurent : Test réel pour un des deux protocoles suivant : AODV ou OLSR</text:p>
      <text:p text:style-name="Standard">Samedi</text:p>
      <text:p text:style-name="Standard">Anthony et Laurent :Test réel pour un des deux protocoles suivant : AODV ou OLSR</text:p>
      <text:h text:style-name="Heading_20_1" text:outline-level="1">Plan</text:h>
      <text:h text:style-name="Heading_20_2" text:outline-level="2">Introduction</text:h>
      <text:list text:style-name="L2">
        <text:list-header>
          <text:h text:style-name="P10" text:outline-level="3" text:is-list-header="true">L'environnement mobile</text:h>
        </text:list-header>
      </text:list>
      <text:p text:style-name="P1">But:</text:p>
      <text:list text:style-name="L3">
        <text:list-item>
          <text:list>
            <text:list-item>
              <text:p text:style-name="P11">câblage souvent onéreux</text:p>
            </text:list-item>
            <text:list-item>
              <text:p text:style-name="P11">flexibilité d'emploi</text:p>
            </text:list-item>
            <text:list-item>
              <text:p text:style-name="P11">dispersion de l'infrastructure pour une couverture globale</text:p>
            </text:list-item>
            <text:list-item>
              <text:p text:style-name="P11">solution de réseau pour les zones très peu peuplées (opérateurs ne couvrent pas)</text:p>
            </text:list-item>
          </text:list>
        </text:list-item>
      </text:list>
      <text:p text:style-name="Standard"/>
      <text:p text:style-name="P1">Exemples:</text:p>
      <text:list text:style-name="L4">
        <text:list-item>
          <text:list>
            <text:list-item>
              <text:p text:style-name="P12">GSM (pas adhoc)</text:p>
            </text:list-item>
            <text:list-item>
              <text:p text:style-name="P12">aéroports, hôtels (espaces peu équipés en infrastructure de communication lourde)</text:p>
            </text:list-item>
          </text:list>
        </text:list-item>
      </text:list>
      <text:list text:style-name="L2">
        <text:list-header>
          <text:h text:style-name="P10" text:outline-level="3" text:is-list-header="true">Les réseaux ad hoc</text:h>
        </text:list-header>
      </text:list>
      <text:h text:style-name="Heading_20_4" text:outline-level="4">Définition 1</text:h>
      <text:p text:style-name="P13">C'<text:span text:style-name="T3">est une collection d'entités mobiles interconnectées par une technologie sans fil formant un réseau temporaire sans l'aide de toute administration ou de tout support fixe.</text:span></text:p>
      <text:h text:style-name="Heading_20_4" text:outline-level="4">Définition 2</text:h>
      <text:p text:style-name="P14">Un réseau mobile ad hoc, appelé généralement MANET ( Mobile Ad hoc NETwork ), consiste en une grande population, relativement dense, d'unités mobiles qui se déplacent dans un territoire quelconque et dont le seul moyen de communication est l'utilisation des interfaces sans fil, sans l'aide d'une infrastructure préexistante ou administration centralisée </text:p>
      <text:p text:style-name="P14"/>
      <text:p text:style-name="P14"/>
      <text:p text:style-name="P15">« L'accès à l'information n'importe ou et n'importe quand »</text:p>
      <text:p text:style-name="P15"/>
      <text:h text:style-name="Heading_20_4" text:outline-level="4">Applications</text:h>
      <text:list text:style-name="L5">
        <text:list-item>
          <text:list>
            <text:list-item>
              <text:p text:style-name="P16">opérations de tactiques (militaires, secours, ...)</text:p>
            </text:list-item>
          </text:list>
        </text:list-item>
      </text:list>
      <text:h text:style-name="Heading_20_4" text:outline-level="4">2 types de réseaux</text:h>
      <text:list text:style-name="L6">
        <text:list-item>
          <text:list>
            <text:list-item>
              <text:p text:style-name="P17">avec infrastructure</text:p>
            </text:list-item>
            <text:list-item>
              <text:p text:style-name="P17">sans infrastructure</text:p>
            </text:list-item>
          </text:list>
        </text:list-item>
      </text:list>
      <text:h text:style-name="Heading_20_4" text:outline-level="4">principes</text:h>
      <text:list text:style-name="L7">
        <text:list-item>
          <text:list>
            <text:list-item>
              <text:p text:style-name="P18">aucune administration centralisée</text:p>
            </text:list-item>
            <text:list-item>
              <text:p text:style-name="P18">aucune limitation de taille (sécurité limitée)</text:p>
            </text:list-item>
            <text:list-item>
              <text:p text:style-name="P18">topologie dynamique</text:p>
            </text:list-item>
            <text:list-item>
              <text:p text:style-name="P18">bande passante limitée</text:p>
            </text:list-item>
            <text:list-item>
              <text:p text:style-name="P18">contraintes d'énergie</text:p>
            </text:list-item>
          </text:list>
        </text:list-item>
      </text:list>
      <text:h text:style-name="Heading_20_4" text:outline-level="4">problèmes / handicaps</text:h>
      <text:list text:style-name="L8">
        <text:list-item>
          <text:list>
            <text:list-item>
              <text:p text:style-name="P19">liens asymétriques (affaiblissements, déphasage dû aux réflexions du signal, évanouissement – fading –, bonne réception dans un sens, mauvaise dans l'autre, routes inverses pas forcément les mêmes que les routes directes)</text:p>
            </text:list-item>
            <text:list-item>
              <text:p text:style-name="P19">interférences (erreurs, diminutions des performances)</text:p>
            </text:list-item>
            <text:list-item>
              <text:p text:style-name="P19">mobilité des noeuds (modification de la topologie, modification du tracé des routes lors des échanges de paquets)</text:p>
            </text:list-item>
          </text:list>
        </text:list-item>
      </text:list>
      <text:p text:style-name="P14"/>
      <text:h text:style-name="Heading_20_3" text:outline-level="3">Le routage ad hoc</text:h>
      <text:h text:style-name="Heading_20_4" text:outline-level="4">Fonctions recherchées</text:h>
      <text:list text:style-name="L9">
        <text:list-item>
          <text:p text:style-name="P20">Garder des tables de routages relativement petites</text:p>
        </text:list-item>
        <text:list-item>
          <text:p text:style-name="P21">Choisir la meilleure route pour la destination (rapidité, fiabilité, débit, route la moins chère)</text:p>
        </text:list-item>
        <text:list-item>
          <text:p text:style-name="P21">Garder les tables à jour quand un noeud bouge, meurt ou arrive</text:p>
        </text:list-item>
        <text:list-item>
          <text:p text:style-name="P21">Prend un minimum de trame/temps pour se mettre en place/fonctionner</text:p>
        </text:list-item>
      </text:list>
      <text:h text:style-name="Heading_20_4" text:outline-level="4">2 principaux types de routage</text:h>
      <text:list text:style-name="L10">
        <text:list-item>
          <text:list>
            <text:list-item>
              <text:p text:style-name="P22">pro-actif (routes établies à l'avance =&gt; échange de tables de routage)</text:p>
            </text:list-item>
            <text:list-item>
              <text:p text:style-name="P22">réactif (recherche des routes à la demande)</text:p>
            </text:list-item>
          </text:list>
        </text:list-item>
      </text:list>
      <text:h text:style-name="Heading_20_4" text:outline-level="4">3 catégories de routage</text:h>
      <text:list text:style-name="L11">
        <text:list-item>
          <text:list>
            <text:list-item>
              <text:p text:style-name="P23">vecteur de distance (ex : AODV et DSDV)</text:p>
            </text:list-item>
            <text:list-item>
              <text:p text:style-name="P23">routage à la source (ex : DSR)</text:p>
            </text:list-item>
            <text:list-item>
              <text:p text:style-name="P23">état du lien (ex : OLSR)</text:p>
            </text:list-item>
          </text:list>
        </text:list-item>
      </text:list>
      <text:h text:style-name="Heading_20_4" text:outline-level="4">Performance</text:h>
      <text:list text:style-name="L12">
        <text:list-item>
          <text:list>
            <text:list-item>
              <text:p text:style-name="P24">réseau dense : protocole réactif très coûteux</text:p>
            </text:list-item>
            <text:list-item>
              <text:p text:style-name="P24">réseau fluide : échange abusif d'informations pour le protocole pro-actif, pour les tables de routage de faible taille</text:p>
            </text:list-item>
          </text:list>
        </text:list-item>
      </text:list>
      <text:list text:style-name="L2">
        <text:list-header>
          <text:h text:style-name="P10" text:outline-level="3" text:is-list-header="true">Les catégories de routage ad hoc</text:h>
        </text:list-header>
      </text:list>
      <table:table table:name="Table1" table:style-name="Table1">
        <table:table-column table:style-name="Table1.A" table:number-columns-repeated="3"/>
        <table:table-header-rows>
          <table:table-row>
            <table:table-cell table:style-name="Table1.A1" office:value-type="string">
              <text:p text:style-name="P25">Technique de routage</text:p>
            </table:table-cell>
            <table:table-cell table:style-name="Table1.A1" office:value-type="string">
              <text:p text:style-name="P25">Réactif</text:p>
            </table:table-cell>
            <table:table-cell table:style-name="Table1.C1" office:value-type="string">
              <text:p text:style-name="P25">Pro-actif</text:p>
            </table:table-cell>
          </table:table-row>
        </table:table-header-rows>
        <table:table-row>
          <table:table-cell table:style-name="Table1.A2" office:value-type="string">
            <text:p text:style-name="P25">Vecteur de distance</text:p>
          </table:table-cell>
          <table:table-cell table:style-name="Table1.A2" office:value-type="string">
            <text:p text:style-name="P26">AODV</text:p>
          </table:table-cell>
          <table:table-cell table:style-name="Table1.C2" office:value-type="string">
            <text:p text:style-name="P26">DSDV</text:p>
          </table:table-cell>
        </table:table-row>
        <table:table-row>
          <table:table-cell table:style-name="Table1.A2" office:value-type="string">
            <text:p text:style-name="P25">Routage à la source</text:p>
          </table:table-cell>
          <table:table-cell table:style-name="Table1.A2" office:value-type="string">
            <text:p text:style-name="P26"/>
          </table:table-cell>
          <table:table-cell table:style-name="Table1.C2" office:value-type="string">
            <text:p text:style-name="P26"/>
          </table:table-cell>
        </table:table-row>
        <table:table-row>
          <table:table-cell table:style-name="Table1.A2" office:value-type="string">
            <text:p text:style-name="P25">Etat du lien</text:p>
          </table:table-cell>
          <table:table-cell table:style-name="Table1.A2" office:value-type="string">
            <text:p text:style-name="P26"/>
          </table:table-cell>
          <table:table-cell table:style-name="Table1.C2" office:value-type="string">
            <text:p text:style-name="P26">OLSR</text:p>
          </table:table-cell>
        </table:table-row>
      </table:table>
      <text:p text:style-name="Text_20_body"/>
      <text:h text:style-name="Heading_20_2" text:outline-level="2">Les protocoles pro-actif</text:h>
      <text:p text:style-name="P27">échange régulier de paquets de contrôle pour créer les tables de routage</text:p>
      <text:p text:style-name="P27">des tables de routage dynamiques permettent de tracer la route optimale</text:p>
      <text:list text:style-name="L13">
        <text:list-item>
          <text:list>
            <text:list-header>
              <text:h text:style-name="P28" text:outline-level="3" text:is-list-header="true">DSDV (Destination-Sequenced Distance-Vecor Routing)</text:h>
            </text:list-header>
          </text:list>
        </text:list-item>
      </text:list>
      <text:p text:style-name="P29">[Présentation Romain]</text:p>
      <text:p text:style-name="P30">vecteur de distance- Août 1994</text:p>
      <text:p text:style-name="P14">(Bellman-Ford + améliorations)</text:p>
      <text:p text:style-name="P14">inspiré de RIP (Routing Information Protocol)</text:p>
      <text:p text:style-name="P14">complètement abandonné aujourd'hui</text:p>
      <text:p text:style-name="P14"/>
      <text:p text:style-name="P31">Chaque station contient une table de routage avec :</text:p>
      <text:list text:style-name="L14">
        <text:list-item>
          <text:p text:style-name="P32">toutes les destinations possibles</text:p>
        </text:list-item>
        <text:list-item>
          <text:p text:style-name="P32">le nombre de sauts pour atteindre la destination</text:p>
        </text:list-item>
        <text:list-item>
          <text:p text:style-name="P32">le noeud voisin a traverser</text:p>
        </text:list-item>
        <text:list-item>
          <text:p text:style-name="P32">le numéro de séquence qui correspond à un noeud destination (pour éviter les boucles)</text:p>
        </text:list-item>
      </text:list>
      <text:p text:style-name="P14"/>
      <text:p text:style-name="P31">Défauts :</text:p>
      <text:list text:style-name="L15">
        <text:list-item>
          <text:p text:style-name="P33">convergence des tables de routage</text:p>
          <text:list>
            <text:list-item>
              <text:p text:style-name="P33">inspiré de RIP</text:p>
              <text:list>
                <text:list-item>
                  <text:p text:style-name="P33">envoie des tables aux voisins</text:p>
                </text:list-item>
                <text:list-item>
                  <text:p text:style-name="P33">comparaison pour choisir la route la plus courte</text:p>
                </text:list-item>
                <text:list-item>
                  <text:p text:style-name="P33">la route ne converge pas toujours</text:p>
                </text:list-item>
              </text:list>
            </text:list-item>
          </text:list>
        </text:list-item>
      </text:list>
      <text:list text:style-name="L16">
        <text:list-item>
          <text:p text:style-name="P34">réseau ad-hoc</text:p>
          <text:list>
            <text:list-item>
              <text:p text:style-name="P34">ralentissement de la convergence à cause de la mobilité des noeuds</text:p>
            </text:list-item>
            <text:list-item>
              <text:p text:style-name="P34">insertion de numéros de séquence dans DSDV pour rafraîchir les tables de routage</text:p>
            </text:list-item>
          </text:list>
        </text:list-item>
      </text:list>
      <text:list text:style-name="L15">
        <text:list-item>
          <text:p text:style-name="P33">surplus de signalisation</text:p>
          <text:list>
            <text:list-item>
              <text:p text:style-name="P33">messages non nécessaires pour les noeuds non mobiles</text:p>
            </text:list-item>
          </text:list>
        </text:list-item>
      </text:list>
      <text:p text:style-name="P14"/>
      <text:p text:style-name="P31">Avantages :</text:p>
      <text:list text:style-name="L17">
        <text:list-item>
          <text:p text:style-name="P35">Elimine les problèmes de boucles de routage « routing loop » et « counting to infiny »</text:p>
        </text:list-item>
      </text:list>
      <text:list text:style-name="L18">
        <text:list-item>
          <text:list>
            <text:list-header>
              <text:h text:style-name="P36" text:outline-level="3" text:is-list-header="true">OLSR (Optimized Link State Routing Protocol)</text:h>
            </text:list-header>
          </text:list>
        </text:list-item>
      </text:list>
      <text:p text:style-name="P29">[Présentation Anthony + démo]</text:p>
      <text:p text:style-name="P30">état du lien</text:p>
      <text:p text:style-name="P37">Octobre 2003</text:p>
      <text:p text:style-name="P38">Projets OLSR :</text:p>
      <text:list text:style-name="L18">
        <text:list-item>
          <text:p text:style-name="P39">olsrd (Unik-OLSR) (for Linux and Windows) <text:a xlink:type="simple" xlink:href="http://www.olsr.org/">http://www.olsr.org</text:a></text:p>
        </text:list-item>
      </text:list>
      <text:list text:style-name="L19">
        <text:list-item>
          <text:p text:style-name="P40">qolyester (OLSR) <text:a xlink:type="simple" xlink:href="http://qolsr.lri.fr/">http://qolsr.lri.fr/</text:a> </text:p>
        </text:list-item>
        <text:list-item>
          <text:p text:style-name="P40">INRIA implementation of OLSR, <text:a xlink:type="simple" xlink:href="http://menetou.inria.fr/olsr/">http://menetou.inria.fr/olsr/</text:a> and <text:a xlink:type="simple" xlink:href="http://menetou.inria.fr/OOLSR/">http://menetou.inria.fr/OOLSR/</text:a> </text:p>
        </text:list-item>
        <text:list-item>
          <text:p text:style-name="P40">SMOLSR/MOLSR - a multicast OLSR implementation by INRIA, based on OOLSR, <text:a xlink:type="simple" xlink:href="http://menetou.inria.fr/SMOLSR-MOLSR/">http://menetou.inria.fr/SMOLSR-MOLSR/</text:a> </text:p>
        </text:list-item>
        <text:list-item>
          <text:p text:style-name="P40">UPV implementation of OLSR for Windows NT/CE, <text:a xlink:type="simple" xlink:href="http://www.grc.upv.es/calafate/olsr/olsr.htm">http://www.grc.upv.es/calafate/olsr/olsr.htm</text:a> </text:p>
        </text:list-item>
        <text:list-item>
          <text:p text:style-name="P40">NRL modifications to INRIA OLSRv3, nolsrd, <text:a xlink:type="simple" xlink:href="http://pf.itd.nrl.navy.mil/projects/olsr/">http://pf.itd.nrl.navy.mil/projects/olsr/</text:a> </text:p>
        </text:list-item>
        <text:list-item>
          <text:p text:style-name="P41">Independent NRL implementation of OLSR, nrlolsrd, <text:a xlink:type="simple" xlink:href="http://pf.itd.nrl.navy.mil/projects/olsr/">http://pf.itd.nrl.navy.mil/projects/olsr/</text:a> </text:p>
        </text:list-item>
      </text:list>
      <text:h text:style-name="Heading_20_2" text:outline-level="2">Les protocoles réactifs</text:h>
      <text:p text:style-name="P27">aucun échange de paquets de contrôle pour construire des tables de routage</text:p>
      <text:p text:style-name="P27">inondation</text:p>
      <text:p text:style-name="P27">consommation de beaucoup de ressources pour découvrir une simple route entre 2 points du réseau.</text:p>
      <text:list text:style-name="L20">
        <text:list-item>
          <text:list>
            <text:list-header>
              <text:h text:style-name="P42" text:outline-level="3" text:is-list-header="true">DSR (Dynamic Source Routing)</text:h>
            </text:list-header>
          </text:list>
        </text:list-item>
      </text:list>
      <text:p text:style-name="P29">[Présentation Romain]</text:p>
      <text:p text:style-name="P30">routage à la source =&gt; pas besoin de tables de routage</text:p>
      <text:p text:style-name="P30">Juillet 2004</text:p>
      <text:p text:style-name="P14">Diffusion d'un paquet ROUTE REQUEST par la source en ajoutant le n°&lt;source&gt; dans le champ ROUTE RECORD de la trame.</text:p>
      <text:p text:style-name="P14">Les noeuds suivants diffusent à leur voisin en ajoutant leur n°.</text:p>
      <text:p text:style-name="P14">Lorsque la première trame arrive au destinataire, cette dernière est acceptée. Elle envoie une trame ROUTE REPLY à la source avec le chemin le meilleur.</text:p>
      <text:p text:style-name="P14">La source contient un ROUTE CACHE pour stocker la route.</text:p>
      <text:p text:style-name="P14"/>
      <text:p text:style-name="P14">Procédure de maintenance de routes :</text:p>
      <text:list text:style-name="L21">
        <text:list-item>
          <text:list>
            <text:list-item>
              <text:p text:style-name="P43"><text:span text:style-name="T3">Quand un noeud détecte un problème fatal de transmission, à l'aide de sa couche de liaison, un message </text:span><text:span text:style-name="T4">erreur de route ROUTE ERROR</text:span><text:span text:style-name="T3"> est envoyé à l'émetteur original du paquet.</text:span></text:p>
            </text:list-item>
            <text:list-item>
              <text:p text:style-name="P44">Le message d'erreur contient l'adresse du noeud qui a détecté l'erreur et celle du noeud qui le suit dans le chemin.</text:p>
            </text:list-item>
            <text:list-item>
              <text:p text:style-name="P44">Lors de la réception du paquet <text:span text:style-name="T5">erreur de route </text:span>par l'hôte source, le noeud concerné par l'erreur est supprimé du chemin sauvegardé, et tous les chemins qui contiennent ce noeud sont tronqués à ce point là. Par la suite, une nouvelle opération de découverte de routes vers la destination, est initiée par l'émetteur.</text:p>
            </text:list-item>
          </text:list>
        </text:list-item>
      </text:list>
      <text:p text:style-name="P14"/>
      <text:p text:style-name="P14">Le chemin d'acheminement est contenu dans l'ensemble des trames.</text:p>
      <text:p text:style-name="P14">=&gt; Les noeuds de transit ne stockent pas les routes.</text:p>
      <text:p text:style-name="P14">=&gt; Absence de boucle.</text:p>
      <text:p text:style-name="P14"/>
      <text:p text:style-name="P14">Faiblesse: liens asymétriques =&gt; « ROUTE REPLY » ne peut pas prendre en sens inverse le trajet suivi par « ROUTE REQUEST » =&gt; il faut procéder par inondation pour revenir à la source.</text:p>
      <text:p text:style-name="P14"/>
      <text:p text:style-name="P14"/>
      <text:p text:style-name="P31">Projets DSR</text:p>
      <text:list text:style-name="L22">
        <text:list-item>
          <text:p text:style-name="P45"><text:span text:style-name="T6">DSR-UU, </text:span><text:a xlink:type="simple" xlink:href="http://core.it.uu.se/AdHoc/DsrUUImpl"><text:span text:style-name="T7">http://core.it.uu.se/AdHoc/DsrUUImpl</text:span></text:a></text:p>
        </text:list-item>
        <text:list-item>
          <text:p text:style-name="P45">picoNet - DSR implementation, <text:a xlink:type="simple" xlink:href="http://piconet.sourceforge.net/">http://piconet.sourceforge.net/</text:a> </text:p>
        </text:list-item>
        <text:list-item>
          <text:p text:style-name="P45">Monarch implementation of DSR, <text:a xlink:type="simple" xlink:href="http://www.monarch.cs.rice.edu/dsr-impl.html">http://www.monarch.cs.rice.edu/dsr-impl.html</text:a> </text:p>
        </text:list-item>
        <text:list-item>
          <text:p text:style-name="P46">UC Boulder implementation of DSR, <text:a xlink:type="simple" xlink:href="http://pecolab.colorado.edu/DSR.html">http://pecolab.colorado.edu/DSR.html</text:a> </text:p>
        </text:list-item>
      </text:list>
      <text:p text:style-name="P14"/>
      <text:list text:style-name="L20">
        <text:list-item>
          <text:list>
            <text:list-header>
              <text:h text:style-name="P42" text:outline-level="3" text:is-list-header="true">AODV (Ad-hoc On Demand Distance Vector)</text:h>
            </text:list-header>
          </text:list>
        </text:list-item>
      </text:list>
      <text:p text:style-name="P29">[Présentation Laurent + démo]</text:p>
      <text:p text:style-name="P30">vecteur de distance</text:p>
      <text:p text:style-name="P14">(amélioration de DSDV)</text:p>
      <text:p text:style-name="P37">Juillet 2003</text:p>
      <text:p text:style-name="P31">Projets AODV:</text:p>
      <text:list text:style-name="L23">
        <text:list-item>
          <text:p text:style-name="P47">Ad-hoc Support Library and AODV-UIUC, <text:a xlink:type="simple" xlink:href="http://aslib.sourceforge.net/">http://aslib.sourceforge.net</text:a> </text:p>
        </text:list-item>
      </text:list>
      <text:list text:style-name="L24">
        <text:list-item>
          <text:p text:style-name="P48">Embedded AODV &amp; TORA, <text:a xlink:type="simple" xlink:href="http://www.nova-eng.com/novaroam.html">http://www.nova-eng.com/novaroam.html</text:a> </text:p>
        </text:list-item>
        <text:list-item>
          <text:p text:style-name="P48">AODV-UCSB, <text:a xlink:type="simple" xlink:href="http://moment.cs.ucsb.edu/AODV/aodv.html#Implementations">http://moment.cs.ucsb.edu/AODV/aodv.html#Implementations</text:a> </text:p>
        </text:list-item>
        <text:list-item>
          <text:p text:style-name="P48">AODV-UU, <text:a xlink:type="simple" xlink:href="http://core.it.uu.se/adhoc">http://core.it.uu.se/adhoc</text:a> </text:p>
        </text:list-item>
        <text:list-item>
          <text:p text:style-name="P48">HUT AODV for IPv6, <text:a xlink:type="simple" xlink:href="http://www.tml.hut.fi/%7Eajtuomin/manet/aodv/">http://www.tml.hut.fi/~ajtuomin/manet/aodv/</text:a> </text:p>
        </text:list-item>
        <text:list-item>
          <text:p text:style-name="P48">AODV for IPv6 (Based on AODV-UU), <text:a xlink:type="simple" xlink:href="http://www.crl.se/?go=aodv6">http://www.crl.se/?go=aodv6</text:a> </text:p>
        </text:list-item>
        <text:list-item>
          <text:p text:style-name="P49">AODV Kernel, <text:a xlink:type="simple" xlink:href="http://w3.antd.nist.gov/wctg/aodv_kernel/">http://w3.antd.nist.gov/wctg/aodv_kernel/</text:a> </text:p>
        </text:list-item>
      </text:list>
      <text:h text:style-name="Heading_20_2" text:outline-level="2">Comparatifs</text:h>
      <text:h text:style-name="Heading_20_1" text:outline-level="1"/>
      <text:h text:style-name="Heading_20_1" text:outline-level="1">Références</text:h>
      <text:h text:style-name="Heading_20_2" text:outline-level="2">AdHoc_Presentation.pdf</text:h>
      <text:p text:style-name="P50">(document principal pour la création de ce document)</text:p>
      <text:p text:style-name="P50">=&gt; couvre notre sujet (AODV et DSR)</text:p>
      <text:p text:style-name="P50">=&gt; très bon document pour présenter les protocoles de routage en général.</text:p>
      <text:h text:style-name="Heading_20_2" text:outline-level="2">ReseauxAdhoc.pdf</text:h>
      <text:p text:style-name="P50">(http://www.lia.univ-avignon.fr/chercheurs/lemlouma/courses/ReseauxAdHoc.pdf)</text:p>
      <text:p text:style-name="P50">=&gt; couvre notre sujet (AODV et DSR)</text:p>
      <text:p text:style-name="P50">=&gt; plus complet et plus concret, à l'air plus sérieux</text:p>
      <text:p text:style-name="P50">=&gt; ne parle pas vraiment des protocoles dans le détail</text:p>
      <text:h text:style-name="P5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next-style-name="Standard" style:class="text">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1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cm" fo:margin-right="0cm" fo:margin-top="0.82cm" fo:margin-bottom="0.21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801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ent-style-name="Standard" style:next-style-name="Standard">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papuch papuch</meta:initial-creator>
    <meta:creation-date>2005-12-21T11:04:07</meta:creation-date>
    <dc:creator>papuch papuch</dc:creator>
    <dc:date>2006-01-11T13:44:04</dc:date>
    <dc:language>fr-FR</dc:language>
    <meta:editing-cycles>125</meta:editing-cycles>
    <meta:editing-duration>PT7H12M8S</meta:editing-duration>
    <meta:user-defined meta:name="Info 1"/>
    <meta:user-defined meta:name="Info 2"/>
    <meta:user-defined meta:name="Info 3"/>
    <meta:user-defined meta:name="Info 4"/>
    <meta:document-statistic meta:table-count="1" meta:image-count="0" meta:object-count="0" meta:page-count="8" meta:paragraph-count="212" meta:word-count="1378" meta:character-count="9355"/>
  </office:meta>
</office:document-meta>
</file>